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4" table:style-name="ta1">
        <table:shapes>
          <draw:frame draw:z-index="0" draw:style-name="gr1" draw:text-style-name="P1" svg:width="29.271cm" svg:height="15.761cm" svg:x="8.798cm" svg:y="0.688cm">
            <draw:object draw:notify-on-update-of-ranges="alt4.A1:alt4.A266 alt4.B1:alt4.B266 alt4.A1:alt4.A266 alt4.D1:alt4.D2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([.C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formula="of:=([.C2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4" calcext:value-type="float">
            <text:p>664</text:p>
          </table:table-cell>
          <table:table-cell table:formula="of:=([.C3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5" calcext:value-type="float">
            <text:p>655</text:p>
          </table:table-cell>
          <table:table-cell table:formula="of:=([.C4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0" calcext:value-type="float">
            <text:p>660</text:p>
          </table:table-cell>
          <table:table-cell table:formula="of:=([.C5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6" calcext:value-type="float">
            <text:p>666</text:p>
          </table:table-cell>
          <table:table-cell table:formula="of:=([.C6]-580)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6" calcext:value-type="float">
            <text:p>656</text:p>
          </table:table-cell>
          <table:table-cell table:formula="of:=([.C7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9" calcext:value-type="float">
            <text:p>659</text:p>
          </table:table-cell>
          <table:table-cell table:formula="of:=([.C8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([.C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([.C10]-580)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4" calcext:value-type="float">
            <text:p>654</text:p>
          </table:table-cell>
          <table:table-cell table:formula="of:=([.C11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8" calcext:value-type="float">
            <text:p>658</text:p>
          </table:table-cell>
          <table:table-cell table:formula="of:=([.C1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2" calcext:value-type="float">
            <text:p>662</text:p>
          </table:table-cell>
          <table:table-cell table:formula="of:=([.C13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  <table:table-cell table:formula="of:=([.C14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9" calcext:value-type="float">
            <text:p>659</text:p>
          </table:table-cell>
          <table:table-cell table:formula="of:=([.C1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  <table:table-cell table:formula="of:=([.C16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  <table:table-cell table:formula="of:=([.C17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8" calcext:value-type="float">
            <text:p>658</text:p>
          </table:table-cell>
          <table:table-cell table:formula="of:=([.C18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1" calcext:value-type="float">
            <text:p>661</text:p>
          </table:table-cell>
          <table:table-cell table:formula="of:=([.C1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1" calcext:value-type="float">
            <text:p>661</text:p>
          </table:table-cell>
          <table:table-cell table:formula="of:=([.C20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5" calcext:value-type="float">
            <text:p>655</text:p>
          </table:table-cell>
          <table:table-cell table:formula="of:=([.C21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8" calcext:value-type="float">
            <text:p>658</text:p>
          </table:table-cell>
          <table:table-cell table:formula="of:=([.C2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721" calcext:value-type="float">
            <text:p>721</text:p>
          </table:table-cell>
          <table:table-cell table:formula="of:=([.C23]-580)/100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74" calcext:value-type="float">
            <text:p>674</text:p>
          </table:table-cell>
          <table:table-cell table:formula="of:=([.C24]-580)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04" calcext:value-type="float">
            <text:p>604</text:p>
          </table:table-cell>
          <table:table-cell table:formula="of:=([.C25]-580)/1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9" calcext:value-type="float">
            <text:p>659</text:p>
          </table:table-cell>
          <table:table-cell table:formula="of:=([.C2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  <table:table-cell table:formula="of:=([.C27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  <table:table-cell table:formula="of:=([.C28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2" calcext:value-type="float">
            <text:p>662</text:p>
          </table:table-cell>
          <table:table-cell table:formula="of:=([.C29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22" calcext:value-type="float">
            <text:p>622</text:p>
          </table:table-cell>
          <table:table-cell table:formula="of:=([.C30]-580)/10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72" calcext:value-type="float">
            <text:p>772</text:p>
          </table:table-cell>
          <table:table-cell table:formula="of:=([.C31]-580)/100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70" calcext:value-type="float">
            <text:p>670</text:p>
          </table:table-cell>
          <table:table-cell table:formula="of:=([.C32]-580)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546" calcext:value-type="float">
            <text:p>546</text:p>
          </table:table-cell>
          <table:table-cell table:formula="of:=([.C33]-580)/100"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7" calcext:value-type="float">
            <text:p>657</text:p>
          </table:table-cell>
          <table:table-cell table:formula="of:=([.C34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0" calcext:value-type="float">
            <text:p>660</text:p>
          </table:table-cell>
          <table:table-cell table:formula="of:=([.C35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  <table:table-cell table:formula="of:=([.C3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formula="of:=([.C37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([.C38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table:formula="of:=([.C39]-580)/100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formula="of:=([.C40]-580)/100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([.C41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([.C42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([.C43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formula="of:=([.C44]-580)/100"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table:formula="of:=([.C45]-580)/100"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C46]-580)/10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([.C47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9" calcext:value-type="float">
            <text:p>659</text:p>
          </table:table-cell>
          <table:table-cell table:formula="of:=([.C48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2" calcext:value-type="float">
            <text:p>662</text:p>
          </table:table-cell>
          <table:table-cell table:formula="of:=([.C49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3" calcext:value-type="float">
            <text:p>653</text:p>
          </table:table-cell>
          <table:table-cell table:formula="of:=([.C50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43" calcext:value-type="float">
            <text:p>743</text:p>
          </table:table-cell>
          <table:table-cell table:formula="of:=([.C51]-580)/100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7" calcext:value-type="float">
            <text:p>667</text:p>
          </table:table-cell>
          <table:table-cell table:formula="of:=([.C52]-580)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0" calcext:value-type="float">
            <text:p>650</text:p>
          </table:table-cell>
          <table:table-cell table:formula="of:=([.C53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746" calcext:value-type="float">
            <text:p>1174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7" calcext:value-type="float">
            <text:p>657</text:p>
          </table:table-cell>
          <table:table-cell table:formula="of:=([.C54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  <table:table-cell table:formula="of:=([.C55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2188" calcext:value-type="float">
            <text:p>12188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  <table:table-cell table:formula="of:=([.C5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36" calcext:value-type="float">
            <text:p>736</text:p>
          </table:table-cell>
          <table:table-cell table:formula="of:=([.C57]-580)/100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16" calcext:value-type="float">
            <text:p>616</text:p>
          </table:table-cell>
          <table:table-cell table:formula="of:=([.C58]-580)/100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  <table:table-cell table:formula="of:=([.C5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2" calcext:value-type="float">
            <text:p>652</text:p>
          </table:table-cell>
          <table:table-cell table:formula="of:=([.C60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3294" calcext:value-type="float">
            <text:p>1329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8" calcext:value-type="float">
            <text:p>658</text:p>
          </table:table-cell>
          <table:table-cell table:formula="of:=([.C61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0" calcext:value-type="float">
            <text:p>660</text:p>
          </table:table-cell>
          <table:table-cell table:formula="of:=([.C6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32" calcext:value-type="float">
            <text:p>632</text:p>
          </table:table-cell>
          <table:table-cell table:formula="of:=([.C63]-580)/100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92" calcext:value-type="float">
            <text:p>692</text:p>
          </table:table-cell>
          <table:table-cell table:formula="of:=([.C64]-580)/100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582" calcext:value-type="float">
            <text:p>582</text:p>
          </table:table-cell>
          <table:table-cell table:formula="of:=([.C65]-580)/1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formula="of:=([.C66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([.C67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([.C68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formula="of:=([.C69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C70]-580)/100"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formula="of:=([.C71]-580)/100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formula="of:=([.C72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5975" calcext:value-type="float">
            <text:p>15975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formula="of:=([.C73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6197" calcext:value-type="float">
            <text:p>16197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([.C74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([.C75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formula="of:=([.C76]-580)/100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formula="of:=([.C77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([.C7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([.C7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523" calcext:value-type="float">
            <text:p>17523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3" calcext:value-type="float">
            <text:p>663</text:p>
          </table:table-cell>
          <table:table-cell table:formula="of:=([.C80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7744" calcext:value-type="float">
            <text:p>17744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55" calcext:value-type="float">
            <text:p>655</text:p>
          </table:table-cell>
          <table:table-cell table:formula="of:=([.C81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729" calcext:value-type="float">
            <text:p>729</text:p>
          </table:table-cell>
          <table:table-cell table:formula="of:=([.C82]-580)/100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578" calcext:value-type="float">
            <text:p>578</text:p>
          </table:table-cell>
          <table:table-cell table:formula="of:=([.C83]-580)/100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5" calcext:value-type="float">
            <text:p>665</text:p>
          </table:table-cell>
          <table:table-cell table:formula="of:=([.C84]-580)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8629" calcext:value-type="float">
            <text:p>1862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3" calcext:value-type="float">
            <text:p>653</text:p>
          </table:table-cell>
          <table:table-cell table:formula="of:=([.C85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8849" calcext:value-type="float">
            <text:p>1884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  <table:table-cell table:formula="of:=([.C8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071" calcext:value-type="float">
            <text:p>19071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  <table:table-cell table:formula="of:=([.C87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294" calcext:value-type="float">
            <text:p>19294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49" calcext:value-type="float">
            <text:p>649</text:p>
          </table:table-cell>
          <table:table-cell table:formula="of:=([.C88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9515" calcext:value-type="float">
            <text:p>1951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18" calcext:value-type="float">
            <text:p>618</text:p>
          </table:table-cell>
          <table:table-cell table:formula="of:=([.C89]-580)/10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736" calcext:value-type="float">
            <text:p>1973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  <table:table-cell table:formula="of:=([.C90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3" calcext:value-type="float">
            <text:p>653</text:p>
          </table:table-cell>
          <table:table-cell table:formula="of:=([.C91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  <table:table-cell table:formula="of:=([.C9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  <table:table-cell table:formula="of:=([.C93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548" calcext:value-type="float">
            <text:p>548</text:p>
          </table:table-cell>
          <table:table-cell table:formula="of:=([.C94]-580)/100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74" calcext:value-type="float">
            <text:p>674</text:p>
          </table:table-cell>
          <table:table-cell table:formula="of:=([.C95]-580)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  <table:table-cell table:formula="of:=([.C9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1291" calcext:value-type="float">
            <text:p>21291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0" calcext:value-type="float">
            <text:p>660</text:p>
          </table:table-cell>
          <table:table-cell table:formula="of:=([.C9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3" calcext:value-type="float">
            <text:p>653</text:p>
          </table:table-cell>
          <table:table-cell table:formula="of:=([.C9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9" calcext:value-type="float">
            <text:p>659</text:p>
          </table:table-cell>
          <table:table-cell table:formula="of:=([.C9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81" calcext:value-type="float">
            <text:p>681</text:p>
          </table:table-cell>
          <table:table-cell table:formula="of:=([.C100]-580)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43" calcext:value-type="float">
            <text:p>643</text:p>
          </table:table-cell>
          <table:table-cell table:formula="of:=([.C101]-580)/100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2398" calcext:value-type="float">
            <text:p>22398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1023" calcext:value-type="float">
            <text:p>1023</text:p>
          </table:table-cell>
          <table:table-cell table:formula="of:=([.C102]-580)/100"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747" calcext:value-type="float">
            <text:p>747</text:p>
          </table:table-cell>
          <table:table-cell table:formula="of:=([.C103]-580)/100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2841" calcext:value-type="float">
            <text:p>22841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601" calcext:value-type="float">
            <text:p>601</text:p>
          </table:table-cell>
          <table:table-cell table:formula="of:=([.C104]-580)/1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062" calcext:value-type="float">
            <text:p>23062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693" calcext:value-type="float">
            <text:p>693</text:p>
          </table:table-cell>
          <table:table-cell table:formula="of:=([.C105]-580)/100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3283" calcext:value-type="float">
            <text:p>23283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760" calcext:value-type="float">
            <text:p>760</text:p>
          </table:table-cell>
          <table:table-cell table:formula="of:=([.C106]-580)/100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569" calcext:value-type="float">
            <text:p>569</text:p>
          </table:table-cell>
          <table:table-cell table:formula="of:=([.C107]-580)/100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702" calcext:value-type="float">
            <text:p>702</text:p>
          </table:table-cell>
          <table:table-cell table:formula="of:=([.C108]-580)/100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3948" calcext:value-type="float">
            <text:p>23948</text:p>
          </table:table-cell>
          <table:table-cell office:value-type="float" office:value="1.51138" calcext:value-type="float">
            <text:p>1.51138</text:p>
          </table:table-cell>
          <table:table-cell office:value-type="float" office:value="664" calcext:value-type="float">
            <text:p>664</text:p>
          </table:table-cell>
          <table:table-cell table:formula="of:=([.C109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4169" calcext:value-type="float">
            <text:p>24169</text:p>
          </table:table-cell>
          <table:table-cell office:value-type="float" office:value="1.51138" calcext:value-type="float">
            <text:p>1.51138</text:p>
          </table:table-cell>
          <table:table-cell office:value-type="float" office:value="612" calcext:value-type="float">
            <text:p>612</text:p>
          </table:table-cell>
          <table:table-cell table:formula="of:=([.C110]-580)/100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703" calcext:value-type="float">
            <text:p>703</text:p>
          </table:table-cell>
          <table:table-cell table:formula="of:=([.C111]-580)/100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712" calcext:value-type="float">
            <text:p>712</text:p>
          </table:table-cell>
          <table:table-cell table:formula="of:=([.C112]-580)/100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4834" calcext:value-type="float">
            <text:p>24834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557" calcext:value-type="float">
            <text:p>557</text:p>
          </table:table-cell>
          <table:table-cell table:formula="of:=([.C113]-580)/100"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56" calcext:value-type="float">
            <text:p>656</text:p>
          </table:table-cell>
          <table:table-cell table:formula="of:=([.C114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5277" calcext:value-type="float">
            <text:p>25277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76" calcext:value-type="float">
            <text:p>676</text:p>
          </table:table-cell>
          <table:table-cell table:formula="of:=([.C115]-580)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983" calcext:value-type="float">
            <text:p>983</text:p>
          </table:table-cell>
          <table:table-cell table:formula="of:=([.C116]-580)/100"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696" calcext:value-type="float">
            <text:p>696</text:p>
          </table:table-cell>
          <table:table-cell table:formula="of:=([.C117]-580)/100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5941" calcext:value-type="float">
            <text:p>25941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632" calcext:value-type="float">
            <text:p>632</text:p>
          </table:table-cell>
          <table:table-cell table:formula="of:=([.C118]-580)/100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786" calcext:value-type="float">
            <text:p>786</text:p>
          </table:table-cell>
          <table:table-cell table:formula="of:=([.C119]-580)/100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678" calcext:value-type="float">
            <text:p>678</text:p>
          </table:table-cell>
          <table:table-cell table:formula="of:=([.C120]-580)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6604" calcext:value-type="float">
            <text:p>26604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651" calcext:value-type="float">
            <text:p>651</text:p>
          </table:table-cell>
          <table:table-cell table:formula="of:=([.C121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6825" calcext:value-type="float">
            <text:p>26825</text:p>
          </table:table-cell>
          <table:table-cell office:value-type="float" office:value="1.76504" calcext:value-type="float">
            <text:p>1.76504</text:p>
          </table:table-cell>
          <table:table-cell office:value-type="float" office:value="658" calcext:value-type="float">
            <text:p>658</text:p>
          </table:table-cell>
          <table:table-cell table:formula="of:=([.C12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7046" calcext:value-type="float">
            <text:p>27046</text:p>
          </table:table-cell>
          <table:table-cell office:value-type="float" office:value="1.76504" calcext:value-type="float">
            <text:p>1.76504</text:p>
          </table:table-cell>
          <table:table-cell office:value-type="float" office:value="663" calcext:value-type="float">
            <text:p>663</text:p>
          </table:table-cell>
          <table:table-cell table:formula="of:=([.C123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53" calcext:value-type="float">
            <text:p>653</text:p>
          </table:table-cell>
          <table:table-cell table:formula="of:=([.C124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7488" calcext:value-type="float">
            <text:p>27488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60" calcext:value-type="float">
            <text:p>660</text:p>
          </table:table-cell>
          <table:table-cell table:formula="of:=([.C125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62" calcext:value-type="float">
            <text:p>662</text:p>
          </table:table-cell>
          <table:table-cell table:formula="of:=([.C126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7953" calcext:value-type="float">
            <text:p>27953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53" calcext:value-type="float">
            <text:p>653</text:p>
          </table:table-cell>
          <table:table-cell table:formula="of:=([.C127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8175" calcext:value-type="float">
            <text:p>28175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60" calcext:value-type="float">
            <text:p>660</text:p>
          </table:table-cell>
          <table:table-cell table:formula="of:=([.C128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8397" calcext:value-type="float">
            <text:p>28397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64" calcext:value-type="float">
            <text:p>664</text:p>
          </table:table-cell>
          <table:table-cell table:formula="of:=([.C129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8618" calcext:value-type="float">
            <text:p>28618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655" calcext:value-type="float">
            <text:p>655</text:p>
          </table:table-cell>
          <table:table-cell table:formula="of:=([.C130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839" calcext:value-type="float">
            <text:p>28839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661" calcext:value-type="float">
            <text:p>661</text:p>
          </table:table-cell>
          <table:table-cell table:formula="of:=([.C131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64" calcext:value-type="float">
            <text:p>664</text:p>
          </table:table-cell>
          <table:table-cell table:formula="of:=([.C132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53" calcext:value-type="float">
            <text:p>653</text:p>
          </table:table-cell>
          <table:table-cell table:formula="of:=([.C133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60" calcext:value-type="float">
            <text:p>660</text:p>
          </table:table-cell>
          <table:table-cell table:formula="of:=([.C134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9723" calcext:value-type="float">
            <text:p>29723</text:p>
          </table:table-cell>
          <table:table-cell office:value-type="float" office:value="1.1626" calcext:value-type="float">
            <text:p>1.1626</text:p>
          </table:table-cell>
          <table:table-cell office:value-type="float" office:value="661" calcext:value-type="float">
            <text:p>661</text:p>
          </table:table-cell>
          <table:table-cell table:formula="of:=([.C135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float" office:value="1.1626" calcext:value-type="float">
            <text:p>1.1626</text:p>
          </table:table-cell>
          <table:table-cell office:value-type="float" office:value="662" calcext:value-type="float">
            <text:p>662</text:p>
          </table:table-cell>
          <table:table-cell table:formula="of:=([.C136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53" calcext:value-type="float">
            <text:p>653</text:p>
          </table:table-cell>
          <table:table-cell table:formula="of:=([.C137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0386" calcext:value-type="float">
            <text:p>30386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58" calcext:value-type="float">
            <text:p>658</text:p>
          </table:table-cell>
          <table:table-cell table:formula="of:=([.C138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63" calcext:value-type="float">
            <text:p>663</text:p>
          </table:table-cell>
          <table:table-cell table:formula="of:=([.C139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829" calcext:value-type="float">
            <text:p>30829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56" calcext:value-type="float">
            <text:p>656</text:p>
          </table:table-cell>
          <table:table-cell table:formula="of:=([.C140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1052" calcext:value-type="float">
            <text:p>31052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59" calcext:value-type="float">
            <text:p>659</text:p>
          </table:table-cell>
          <table:table-cell table:formula="of:=([.C141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1274" calcext:value-type="float">
            <text:p>31274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63" calcext:value-type="float">
            <text:p>663</text:p>
          </table:table-cell>
          <table:table-cell table:formula="of:=([.C142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495" calcext:value-type="float">
            <text:p>31495</text:p>
          </table:table-cell>
          <table:table-cell office:value-type="float" office:value="0.877235" calcext:value-type="float">
            <text:p>0.877235</text:p>
          </table:table-cell>
          <table:table-cell office:value-type="float" office:value="663" calcext:value-type="float">
            <text:p>663</text:p>
          </table:table-cell>
          <table:table-cell table:formula="of:=([.C143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float" office:value="0.877235" calcext:value-type="float">
            <text:p>0.877235</text:p>
          </table:table-cell>
          <table:table-cell office:value-type="float" office:value="660" calcext:value-type="float">
            <text:p>660</text:p>
          </table:table-cell>
          <table:table-cell table:formula="of:=([.C144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1942" calcext:value-type="float">
            <text:p>31942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63" calcext:value-type="float">
            <text:p>663</text:p>
          </table:table-cell>
          <table:table-cell table:formula="of:=([.C145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51" calcext:value-type="float">
            <text:p>651</text:p>
          </table:table-cell>
          <table:table-cell table:formula="of:=([.C146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2385" calcext:value-type="float">
            <text:p>32385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60" calcext:value-type="float">
            <text:p>660</text:p>
          </table:table-cell>
          <table:table-cell table:formula="of:=([.C14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606" calcext:value-type="float">
            <text:p>32606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61" calcext:value-type="float">
            <text:p>661</text:p>
          </table:table-cell>
          <table:table-cell table:formula="of:=([.C148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54" calcext:value-type="float">
            <text:p>654</text:p>
          </table:table-cell>
          <table:table-cell table:formula="of:=([.C149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60" calcext:value-type="float">
            <text:p>660</text:p>
          </table:table-cell>
          <table:table-cell table:formula="of:=([.C150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float" office:value="0.613008" calcext:value-type="float">
            <text:p>0.613008</text:p>
          </table:table-cell>
          <table:table-cell office:value-type="float" office:value="660" calcext:value-type="float">
            <text:p>660</text:p>
          </table:table-cell>
          <table:table-cell table:formula="of:=([.C151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0.613008" calcext:value-type="float">
            <text:p>0.613008</text:p>
          </table:table-cell>
          <table:table-cell office:value-type="float" office:value="664" calcext:value-type="float">
            <text:p>664</text:p>
          </table:table-cell>
          <table:table-cell table:formula="of:=([.C152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54" calcext:value-type="float">
            <text:p>654</text:p>
          </table:table-cell>
          <table:table-cell table:formula="of:=([.C153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3933" calcext:value-type="float">
            <text:p>33933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59" calcext:value-type="float">
            <text:p>659</text:p>
          </table:table-cell>
          <table:table-cell table:formula="of:=([.C154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63" calcext:value-type="float">
            <text:p>663</text:p>
          </table:table-cell>
          <table:table-cell table:formula="of:=([.C155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4376" calcext:value-type="float">
            <text:p>34376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52" calcext:value-type="float">
            <text:p>652</text:p>
          </table:table-cell>
          <table:table-cell table:formula="of:=([.C156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4598" calcext:value-type="float">
            <text:p>34598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60" calcext:value-type="float">
            <text:p>660</text:p>
          </table:table-cell>
          <table:table-cell table:formula="of:=([.C15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64" calcext:value-type="float">
            <text:p>664</text:p>
          </table:table-cell>
          <table:table-cell table:formula="of:=([.C158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3" calcext:value-type="float">
            <text:p>653</text:p>
          </table:table-cell>
          <table:table-cell table:formula="of:=([.C159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8" calcext:value-type="float">
            <text:p>658</text:p>
          </table:table-cell>
          <table:table-cell table:formula="of:=([.C16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486" calcext:value-type="float">
            <text:p>35486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64" calcext:value-type="float">
            <text:p>664</text:p>
          </table:table-cell>
          <table:table-cell table:formula="of:=([.C161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5707" calcext:value-type="float">
            <text:p>35707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53" calcext:value-type="float">
            <text:p>653</text:p>
          </table:table-cell>
          <table:table-cell table:formula="of:=([.C162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5928" calcext:value-type="float">
            <text:p>35928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60" calcext:value-type="float">
            <text:p>660</text:p>
          </table:table-cell>
          <table:table-cell table:formula="of:=([.C16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6149" calcext:value-type="float">
            <text:p>36149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663" calcext:value-type="float">
            <text:p>663</text:p>
          </table:table-cell>
          <table:table-cell table:formula="of:=([.C164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6370" calcext:value-type="float">
            <text:p>36370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656" calcext:value-type="float">
            <text:p>656</text:p>
          </table:table-cell>
          <table:table-cell table:formula="of:=([.C165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6591" calcext:value-type="float">
            <text:p>36591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54" calcext:value-type="float">
            <text:p>654</text:p>
          </table:table-cell>
          <table:table-cell table:formula="of:=([.C166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6812" calcext:value-type="float">
            <text:p>36812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59" calcext:value-type="float">
            <text:p>659</text:p>
          </table:table-cell>
          <table:table-cell table:formula="of:=([.C167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63" calcext:value-type="float">
            <text:p>663</text:p>
          </table:table-cell>
          <table:table-cell table:formula="of:=([.C168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52" calcext:value-type="float">
            <text:p>652</text:p>
          </table:table-cell>
          <table:table-cell table:formula="of:=([.C169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7476" calcext:value-type="float">
            <text:p>37476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60" calcext:value-type="float">
            <text:p>660</text:p>
          </table:table-cell>
          <table:table-cell table:formula="of:=([.C170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7697" calcext:value-type="float">
            <text:p>37697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61" calcext:value-type="float">
            <text:p>661</text:p>
          </table:table-cell>
          <table:table-cell table:formula="of:=([.C171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7918" calcext:value-type="float">
            <text:p>37918</text:p>
          </table:table-cell>
          <table:table-cell office:value-type="float" office:value="0.169106" calcext:value-type="float">
            <text:p>0.169106</text:p>
          </table:table-cell>
          <table:table-cell office:value-type="float" office:value="654" calcext:value-type="float">
            <text:p>654</text:p>
          </table:table-cell>
          <table:table-cell table:formula="of:=([.C172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0.169106" calcext:value-type="float">
            <text:p>0.169106</text:p>
          </table:table-cell>
          <table:table-cell office:value-type="float" office:value="653" calcext:value-type="float">
            <text:p>653</text:p>
          </table:table-cell>
          <table:table-cell table:formula="of:=([.C173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9" calcext:value-type="float">
            <text:p>659</text:p>
          </table:table-cell>
          <table:table-cell table:formula="of:=([.C174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64" calcext:value-type="float">
            <text:p>664</text:p>
          </table:table-cell>
          <table:table-cell table:formula="of:=([.C175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8802" calcext:value-type="float">
            <text:p>38802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3" calcext:value-type="float">
            <text:p>653</text:p>
          </table:table-cell>
          <table:table-cell table:formula="of:=([.C176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9023" calcext:value-type="float">
            <text:p>39023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9" calcext:value-type="float">
            <text:p>659</text:p>
          </table:table-cell>
          <table:table-cell table:formula="of:=([.C177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9245" calcext:value-type="float">
            <text:p>39245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64" calcext:value-type="float">
            <text:p>664</text:p>
          </table:table-cell>
          <table:table-cell table:formula="of:=([.C178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6" calcext:value-type="float">
            <text:p>656</text:p>
          </table:table-cell>
          <table:table-cell table:formula="of:=([.C179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689" calcext:value-type="float">
            <text:p>39689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9" calcext:value-type="float">
            <text:p>659</text:p>
          </table:table-cell>
          <table:table-cell table:formula="of:=([.C180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9933" calcext:value-type="float">
            <text:p>39933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63" calcext:value-type="float">
            <text:p>663</text:p>
          </table:table-cell>
          <table:table-cell table:formula="of:=([.C181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0155" calcext:value-type="float">
            <text:p>40155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55" calcext:value-type="float">
            <text:p>655</text:p>
          </table:table-cell>
          <table:table-cell table:formula="of:=([.C182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60" calcext:value-type="float">
            <text:p>660</text:p>
          </table:table-cell>
          <table:table-cell table:formula="of:=([.C18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63" calcext:value-type="float">
            <text:p>663</text:p>
          </table:table-cell>
          <table:table-cell table:formula="of:=([.C184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0821" calcext:value-type="float">
            <text:p>40821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4" calcext:value-type="float">
            <text:p>654</text:p>
          </table:table-cell>
          <table:table-cell table:formula="of:=([.C185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60" calcext:value-type="float">
            <text:p>660</text:p>
          </table:table-cell>
          <table:table-cell table:formula="of:=([.C186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formula="of:=([.C187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484" calcext:value-type="float">
            <text:p>41484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formula="of:=([.C188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1705" calcext:value-type="float">
            <text:p>41705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formula="of:=([.C189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926" calcext:value-type="float">
            <text:p>41926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([.C190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147" calcext:value-type="float">
            <text:p>42147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([.C191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2368" calcext:value-type="float">
            <text:p>42368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([.C192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2589" calcext:value-type="float">
            <text:p>42589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9" calcext:value-type="float">
            <text:p>669</text:p>
          </table:table-cell>
          <table:table-cell table:formula="of:=([.C193]-580)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2" calcext:value-type="float">
            <text:p>662</text:p>
          </table:table-cell>
          <table:table-cell table:formula="of:=([.C194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2" calcext:value-type="float">
            <text:p>652</text:p>
          </table:table-cell>
          <table:table-cell table:formula="of:=([.C195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4" calcext:value-type="float">
            <text:p>654</text:p>
          </table:table-cell>
          <table:table-cell table:formula="of:=([.C196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3473" calcext:value-type="float">
            <text:p>43473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0" calcext:value-type="float">
            <text:p>660</text:p>
          </table:table-cell>
          <table:table-cell table:formula="of:=([.C19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3695" calcext:value-type="float">
            <text:p>43695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3" calcext:value-type="float">
            <text:p>663</text:p>
          </table:table-cell>
          <table:table-cell table:formula="of:=([.C198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3916" calcext:value-type="float">
            <text:p>43916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4" calcext:value-type="float">
            <text:p>654</text:p>
          </table:table-cell>
          <table:table-cell table:formula="of:=([.C199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137" calcext:value-type="float">
            <text:p>44137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0" calcext:value-type="float">
            <text:p>660</text:p>
          </table:table-cell>
          <table:table-cell table:formula="of:=([.C200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359" calcext:value-type="float">
            <text:p>44359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63" calcext:value-type="float">
            <text:p>663</text:p>
          </table:table-cell>
          <table:table-cell table:formula="of:=([.C201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4581" calcext:value-type="float">
            <text:p>44581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59" calcext:value-type="float">
            <text:p>659</text:p>
          </table:table-cell>
          <table:table-cell table:formula="of:=([.C20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59" calcext:value-type="float">
            <text:p>659</text:p>
          </table:table-cell>
          <table:table-cell table:formula="of:=([.C203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5025" calcext:value-type="float">
            <text:p>45025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60" calcext:value-type="float">
            <text:p>660</text:p>
          </table:table-cell>
          <table:table-cell table:formula="of:=([.C204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247" calcext:value-type="float">
            <text:p>45247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57" calcext:value-type="float">
            <text:p>657</text:p>
          </table:table-cell>
          <table:table-cell table:formula="of:=([.C20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5469" calcext:value-type="float">
            <text:p>45469</text:p>
          </table:table-cell>
          <table:table-cell office:value-type="float" office:value="-0.126829" calcext:value-type="float">
            <text:p>-0.126829</text:p>
          </table:table-cell>
          <table:table-cell office:value-type="float" office:value="659" calcext:value-type="float">
            <text:p>659</text:p>
          </table:table-cell>
          <table:table-cell table:formula="of:=([.C20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5691" calcext:value-type="float">
            <text:p>45691</text:p>
          </table:table-cell>
          <table:table-cell office:value-type="float" office:value="-0.126829" calcext:value-type="float">
            <text:p>-0.126829</text:p>
          </table:table-cell>
          <table:table-cell office:value-type="float" office:value="663" calcext:value-type="float">
            <text:p>663</text:p>
          </table:table-cell>
          <table:table-cell table:formula="of:=([.C207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5913" calcext:value-type="float">
            <text:p>45913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54" calcext:value-type="float">
            <text:p>654</text:p>
          </table:table-cell>
          <table:table-cell table:formula="of:=([.C208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60" calcext:value-type="float">
            <text:p>660</text:p>
          </table:table-cell>
          <table:table-cell table:formula="of:=([.C20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357" calcext:value-type="float">
            <text:p>46357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60" calcext:value-type="float">
            <text:p>660</text:p>
          </table:table-cell>
          <table:table-cell table:formula="of:=([.C210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580" calcext:value-type="float">
            <text:p>46580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0" calcext:value-type="float">
            <text:p>650</text:p>
          </table:table-cell>
          <table:table-cell table:formula="of:=([.C211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6801" calcext:value-type="float">
            <text:p>46801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8" calcext:value-type="float">
            <text:p>658</text:p>
          </table:table-cell>
          <table:table-cell table:formula="of:=([.C21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7022" calcext:value-type="float">
            <text:p>47022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66" calcext:value-type="float">
            <text:p>666</text:p>
          </table:table-cell>
          <table:table-cell table:formula="of:=([.C213]-580)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7243" calcext:value-type="float">
            <text:p>47243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3" calcext:value-type="float">
            <text:p>653</text:p>
          </table:table-cell>
          <table:table-cell table:formula="of:=([.C214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464" calcext:value-type="float">
            <text:p>47464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3" calcext:value-type="float">
            <text:p>653</text:p>
          </table:table-cell>
          <table:table-cell table:formula="of:=([.C215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685" calcext:value-type="float">
            <text:p>47685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58" calcext:value-type="float">
            <text:p>658</text:p>
          </table:table-cell>
          <table:table-cell table:formula="of:=([.C216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2" calcext:value-type="float">
            <text:p>662</text:p>
          </table:table-cell>
          <table:table-cell table:formula="of:=([.C217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8127" calcext:value-type="float">
            <text:p>48127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55" calcext:value-type="float">
            <text:p>655</text:p>
          </table:table-cell>
          <table:table-cell table:formula="of:=([.C218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8348" calcext:value-type="float">
            <text:p>48348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0" calcext:value-type="float">
            <text:p>660</text:p>
          </table:table-cell>
          <table:table-cell table:formula="of:=([.C21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4" calcext:value-type="float">
            <text:p>664</text:p>
          </table:table-cell>
          <table:table-cell table:formula="of:=([.C220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3" calcext:value-type="float">
            <text:p>663</text:p>
          </table:table-cell>
          <table:table-cell table:formula="of:=([.C221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9011" calcext:value-type="float">
            <text:p>49011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2" calcext:value-type="float">
            <text:p>652</text:p>
          </table:table-cell>
          <table:table-cell table:formula="of:=([.C222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9232" calcext:value-type="float">
            <text:p>49232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60" calcext:value-type="float">
            <text:p>660</text:p>
          </table:table-cell>
          <table:table-cell table:formula="of:=([.C22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9453" calcext:value-type="float">
            <text:p>49453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65" calcext:value-type="float">
            <text:p>665</text:p>
          </table:table-cell>
          <table:table-cell table:formula="of:=([.C224]-580)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9674" calcext:value-type="float">
            <text:p>49674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3" calcext:value-type="float">
            <text:p>653</text:p>
          </table:table-cell>
          <table:table-cell table:formula="of:=([.C225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9895" calcext:value-type="float">
            <text:p>49895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8" calcext:value-type="float">
            <text:p>658</text:p>
          </table:table-cell>
          <table:table-cell table:formula="of:=([.C226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0116" calcext:value-type="float">
            <text:p>50116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59" calcext:value-type="float">
            <text:p>659</text:p>
          </table:table-cell>
          <table:table-cell table:formula="of:=([.C227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0338" calcext:value-type="float">
            <text:p>50338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62" calcext:value-type="float">
            <text:p>662</text:p>
          </table:table-cell>
          <table:table-cell table:formula="of:=([.C228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0559" calcext:value-type="float">
            <text:p>50559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53" calcext:value-type="float">
            <text:p>653</text:p>
          </table:table-cell>
          <table:table-cell table:formula="of:=([.C229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0780" calcext:value-type="float">
            <text:p>50780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1" calcext:value-type="float">
            <text:p>661</text:p>
          </table:table-cell>
          <table:table-cell table:formula="of:=([.C230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4" calcext:value-type="float">
            <text:p>664</text:p>
          </table:table-cell>
          <table:table-cell table:formula="of:=([.C231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1" calcext:value-type="float">
            <text:p>661</text:p>
          </table:table-cell>
          <table:table-cell table:formula="of:=([.C232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2473" calcext:value-type="float">
            <text:p>5247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  <table:table-cell table:formula="of:=([.C23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694" calcext:value-type="float">
            <text:p>52694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  <table:table-cell table:formula="of:=([.C234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2915" calcext:value-type="float">
            <text:p>52915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4" calcext:value-type="float">
            <text:p>654</text:p>
          </table:table-cell>
          <table:table-cell table:formula="of:=([.C235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3137" calcext:value-type="float">
            <text:p>53137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  <table:table-cell table:formula="of:=([.C236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3358" calcext:value-type="float">
            <text:p>53358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  <table:table-cell table:formula="of:=([.C237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3579" calcext:value-type="float">
            <text:p>5357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3" calcext:value-type="float">
            <text:p>653</text:p>
          </table:table-cell>
          <table:table-cell table:formula="of:=([.C23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3803" calcext:value-type="float">
            <text:p>5380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9" calcext:value-type="float">
            <text:p>659</text:p>
          </table:table-cell>
          <table:table-cell table:formula="of:=([.C23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4024" calcext:value-type="float">
            <text:p>54024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2" calcext:value-type="float">
            <text:p>662</text:p>
          </table:table-cell>
          <table:table-cell table:formula="of:=([.C240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53" calcext:value-type="float">
            <text:p>653</text:p>
          </table:table-cell>
          <table:table-cell table:formula="of:=([.C241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4467" calcext:value-type="float">
            <text:p>54467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0" calcext:value-type="float">
            <text:p>660</text:p>
          </table:table-cell>
          <table:table-cell table:formula="of:=([.C24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4688" calcext:value-type="float">
            <text:p>54688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  <table:table-cell table:formula="of:=([.C243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4909" calcext:value-type="float">
            <text:p>5490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3" calcext:value-type="float">
            <text:p>653</text:p>
          </table:table-cell>
          <table:table-cell table:formula="of:=([.C244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  <table:table-cell table:formula="of:=([.C245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  <table:table-cell table:formula="of:=([.C246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5579" calcext:value-type="float">
            <text:p>5557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2" calcext:value-type="float">
            <text:p>652</text:p>
          </table:table-cell>
          <table:table-cell table:formula="of:=([.C247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  <table:table-cell table:formula="of:=([.C248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6021" calcext:value-type="float">
            <text:p>56021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2" calcext:value-type="float">
            <text:p>662</text:p>
          </table:table-cell>
          <table:table-cell table:formula="of:=([.C249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5" calcext:value-type="float">
            <text:p>665</text:p>
          </table:table-cell>
          <table:table-cell table:formula="of:=([.C250]-580)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4" calcext:value-type="float">
            <text:p>654</text:p>
          </table:table-cell>
          <table:table-cell table:formula="of:=([.C251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6684" calcext:value-type="float">
            <text:p>56684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0" calcext:value-type="float">
            <text:p>660</text:p>
          </table:table-cell>
          <table:table-cell table:formula="of:=([.C25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6906" calcext:value-type="float">
            <text:p>5690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3" calcext:value-type="float">
            <text:p>663</text:p>
          </table:table-cell>
          <table:table-cell table:formula="of:=([.C253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7126" calcext:value-type="float">
            <text:p>5712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3" calcext:value-type="float">
            <text:p>653</text:p>
          </table:table-cell>
          <table:table-cell table:formula="of:=([.C254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7347" calcext:value-type="float">
            <text:p>57347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2" calcext:value-type="float">
            <text:p>662</text:p>
          </table:table-cell>
          <table:table-cell table:formula="of:=([.C255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7573" calcext:value-type="float">
            <text:p>57573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1" calcext:value-type="float">
            <text:p>661</text:p>
          </table:table-cell>
          <table:table-cell table:formula="of:=([.C25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7794" calcext:value-type="float">
            <text:p>57794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4" calcext:value-type="float">
            <text:p>664</text:p>
          </table:table-cell>
          <table:table-cell table:formula="of:=([.C257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3" calcext:value-type="float">
            <text:p>653</text:p>
          </table:table-cell>
          <table:table-cell table:formula="of:=([.C25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8238" calcext:value-type="float">
            <text:p>58238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1" calcext:value-type="float">
            <text:p>661</text:p>
          </table:table-cell>
          <table:table-cell table:formula="of:=([.C25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8460" calcext:value-type="float">
            <text:p>58460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3" calcext:value-type="float">
            <text:p>663</text:p>
          </table:table-cell>
          <table:table-cell table:formula="of:=([.C260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3" calcext:value-type="float">
            <text:p>653</text:p>
          </table:table-cell>
          <table:table-cell table:formula="of:=([.C261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8904" calcext:value-type="float">
            <text:p>58904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9" calcext:value-type="float">
            <text:p>659</text:p>
          </table:table-cell>
          <table:table-cell table:formula="of:=([.C26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9126" calcext:value-type="float">
            <text:p>59126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4" calcext:value-type="float">
            <text:p>664</text:p>
          </table:table-cell>
          <table:table-cell table:formula="of:=([.C263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9347" calcext:value-type="float">
            <text:p>59347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4" calcext:value-type="float">
            <text:p>654</text:p>
          </table:table-cell>
          <table:table-cell table:formula="of:=([.C264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9568" calcext:value-type="float">
            <text:p>59568</text:p>
          </table:table-cell>
          <table:table-cell office:value-type="float" office:value="-0.359349" calcext:value-type="float">
            <text:p>-0.359349</text:p>
          </table:table-cell>
          <table:table-cell office:value-type="float" office:value="659" calcext:value-type="float">
            <text:p>659</text:p>
          </table:table-cell>
          <table:table-cell table:formula="of:=([.C26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9789" calcext:value-type="float">
            <text:p>59789</text:p>
          </table:table-cell>
          <table:table-cell office:value-type="float" office:value="-0.359349" calcext:value-type="float">
            <text:p>-0.359349</text:p>
          </table:table-cell>
          <table:table-cell office:value-type="float" office:value="663" calcext:value-type="float">
            <text:p>663</text:p>
          </table:table-cell>
          <table:table-cell table:formula="of:=([.C266]-580)/100"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5T21:17:37.290000000</dc:date>
    <meta:editing-duration>PT4M53S</meta:editing-duration>
    <meta:editing-cycles>1</meta:editing-cycles>
    <meta:document-statistic meta:table-count="1" meta:cell-count="1064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72cm" svg:height="15.762cm" xlink:href=".." xlink:type="simple" chart:class="chart:scatter" chart:style-name="ch1">
        <chart:legend chart:legend-position="end" svg:x="26.362cm" svg:y="7.327cm" style:legend-expansion="high" chart:style-name="ch2"/>
        <chart:plot-area chart:style-name="ch3" table:cell-range-address="alt4.A1:alt4.B266 alt4.D1:alt4.D266" svg:x="0.585cm" svg:y="0.315cm" svg:width="25.192cm" svg:height="15.132cm">
          <chartooo:coordinate-region svg:x="1.154cm" svg:y="0.503cm" svg:width="24.146cm" svg:height="14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t4.B1:alt4.B266" chart:class="chart:scatter">
            <chart:domain table:cell-range-address="alt4.A1:alt4.A266"/>
            <chart:data-point chart:repeated="266"/>
          </chart:series>
          <chart:series chart:style-name="ch7" chart:values-cell-range-address="alt4.D1:alt4.D266" chart:class="chart:scatter">
            <chart:data-point chart:repeated="2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t4.A1:alt4.A266</svg:desc>
                </draw:g>
              </table:table-cell>
              <table:table-cell office:value-type="float" office:value="0">
                <text:p>0</text:p>
                <draw:g>
                  <svg:desc>alt4.B1:alt4.B266</svg:desc>
                </draw:g>
              </table:table-cell>
              <table:table-cell office:value-type="float" office:value="0.72">
                <text:p>0.72</text:p>
                <draw:g>
                  <svg:desc>alt4.D1:alt4.D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">
                <text:p>441</text:p>
              </table:table-cell>
              <table:table-cell office:value-type="float" office:value="0.0317073">
                <text:p>0.031707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3">
                <text:p>663</text:p>
              </table:table-cell>
              <table:table-cell office:value-type="float" office:value="0.0317073">
                <text:p>0.03170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5">
                <text:p>885</text:p>
              </table:table-cell>
              <table:table-cell office:value-type="float" office:value="0.0317073">
                <text:p>0.03170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6">
                <text:p>1106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7">
                <text:p>1327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">
                <text:p>1548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0">
                <text:p>2210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2">
                <text:p>2432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3">
                <text:p>2653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4">
                <text:p>2874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5">
                <text:p>3095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0">
                <text:p>3340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61">
                <text:p>3561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82">
                <text:p>3782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4">
                <text:p>4004</text:p>
              </table:table-cell>
              <table:table-cell office:value-type="float" office:value="0.0317073">
                <text:p>0.031707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4">
                <text:p>4224</text:p>
              </table:table-cell>
              <table:table-cell office:value-type="float" office:value="0.0317073">
                <text:p>0.031707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6">
                <text:p>4446</text:p>
              </table:table-cell>
              <table:table-cell office:value-type="float" office:value="0.0317073">
                <text:p>0.03170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67">
                <text:p>4667</text:p>
              </table:table-cell>
              <table:table-cell office:value-type="float" office:value="0.0317073">
                <text:p>0.031707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8">
                <text:p>4888</text:p>
              </table:table-cell>
              <table:table-cell office:value-type="float" office:value="0.0317073">
                <text:p>0.031707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9">
                <text:p>5109</text:p>
              </table:table-cell>
              <table:table-cell office:value-type="float" office:value="0.0211382">
                <text:p>0.021138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1">
                <text:p>5331</text:p>
              </table:table-cell>
              <table:table-cell office:value-type="float" office:value="0.0211382">
                <text:p>0.021138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53">
                <text:p>5553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75">
                <text:p>5775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6">
                <text:p>5996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18">
                <text:p>6218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40">
                <text:p>6440</text:p>
              </table:table-cell>
              <table:table-cell office:value-type="float" office:value="0.0105691">
                <text:p>0.01056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62">
                <text:p>6662</text:p>
              </table:table-cell>
              <table:table-cell office:value-type="float" office:value="0.0105691">
                <text:p>0.010569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83">
                <text:p>6883</text:p>
              </table:table-cell>
              <table:table-cell office:value-type="float" office:value="0.0105691">
                <text:p>0.01056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04">
                <text:p>7104</text:p>
              </table:table-cell>
              <table:table-cell office:value-type="float" office:value="0.0105691">
                <text:p>0.010569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25">
                <text:p>7325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46">
                <text:p>7546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67">
                <text:p>7767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88">
                <text:p>7988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09">
                <text:p>8209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31">
                <text:p>8431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2">
                <text:p>8652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73">
                <text:p>8873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94">
                <text:p>909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15">
                <text:p>93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36">
                <text:p>9536</text:p>
              </table:table-cell>
              <table:table-cell office:value-type="float" office:value="0">
                <text:p>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57">
                <text:p>9757</text:p>
              </table:table-cell>
              <table:table-cell office:value-type="float" office:value="0">
                <text:p>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77">
                <text:p>997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99">
                <text:p>10199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0">
                <text:p>10420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41">
                <text:p>10641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61">
                <text:p>10861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82">
                <text:p>11082</text:p>
              </table:table-cell>
              <table:table-cell office:value-type="float" office:value="0.0105691">
                <text:p>0.010569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04">
                <text:p>11304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25">
                <text:p>11525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46">
                <text:p>11746</text:p>
              </table:table-cell>
              <table:table-cell office:value-type="float" office:value="0.0105691">
                <text:p>0.0105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67">
                <text:p>11967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88">
                <text:p>12188</text:p>
              </table:table-cell>
              <table:table-cell office:value-type="float" office:value="0.0105691">
                <text:p>0.010569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09">
                <text:p>12409</text:p>
              </table:table-cell>
              <table:table-cell office:value-type="float" office:value="0.0105691">
                <text:p>0.010569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30">
                <text:p>12630</text:p>
              </table:table-cell>
              <table:table-cell office:value-type="float" office:value="0.0105691">
                <text:p>0.01056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51">
                <text:p>12851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72">
                <text:p>13072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94">
                <text:p>13294</text:p>
              </table:table-cell>
              <table:table-cell office:value-type="float" office:value="0.0317073">
                <text:p>0.031707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15">
                <text:p>13515</text:p>
              </table:table-cell>
              <table:table-cell office:value-type="float" office:value="0.0317073">
                <text:p>0.03170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36">
                <text:p>13736</text:p>
              </table:table-cell>
              <table:table-cell office:value-type="float" office:value="0.0317073">
                <text:p>0.03170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57">
                <text:p>13957</text:p>
              </table:table-cell>
              <table:table-cell office:value-type="float" office:value="0.0105691">
                <text:p>0.010569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181">
                <text:p>14181</text:p>
              </table:table-cell>
              <table:table-cell office:value-type="float" office:value="0.0105691">
                <text:p>0.01056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3">
                <text:p>14403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24">
                <text:p>14624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46">
                <text:p>14846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67">
                <text:p>15067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89">
                <text:p>15289</text:p>
              </table:table-cell>
              <table:table-cell office:value-type="float" office:value="0">
                <text:p>0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10">
                <text:p>1551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31">
                <text:p>15731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75">
                <text:p>159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197">
                <text:p>1619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18">
                <text:p>16418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39">
                <text:p>16639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60">
                <text:p>1686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81">
                <text:p>17081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02">
                <text:p>1730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23">
                <text:p>17523</text:p>
              </table:table-cell>
              <table:table-cell office:value-type="float" office:value="-0.0211382">
                <text:p>-0.02113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744">
                <text:p>17744</text:p>
              </table:table-cell>
              <table:table-cell office:value-type="float" office:value="-0.0211382">
                <text:p>-0.02113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5">
                <text:p>17965</text:p>
              </table:table-cell>
              <table:table-cell office:value-type="float" office:value="-0.0422764">
                <text:p>-0.042276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86">
                <text:p>18186</text:p>
              </table:table-cell>
              <table:table-cell office:value-type="float" office:value="-0.0422764">
                <text:p>-0.042276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07">
                <text:p>18407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29">
                <text:p>18629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49">
                <text:p>18849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71">
                <text:p>19071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94">
                <text:p>19294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15">
                <text:p>19515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36">
                <text:p>19736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60">
                <text:p>19960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82">
                <text:p>20182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03">
                <text:p>20403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25">
                <text:p>20625</text:p>
              </table:table-cell>
              <table:table-cell office:value-type="float" office:value="-0.0422764">
                <text:p>-0.042276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46">
                <text:p>20846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69">
                <text:p>21069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91">
                <text:p>21291</text:p>
              </table:table-cell>
              <table:table-cell office:value-type="float" office:value="-0.0422764">
                <text:p>-0.04227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13">
                <text:p>21513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34">
                <text:p>21734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956">
                <text:p>21956</text:p>
              </table:table-cell>
              <table:table-cell office:value-type="float" office:value="-0.0634146">
                <text:p>-0.063414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177">
                <text:p>22177</text:p>
              </table:table-cell>
              <table:table-cell office:value-type="float" office:value="-0.0845528">
                <text:p>-0.084552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398">
                <text:p>22398</text:p>
              </table:table-cell>
              <table:table-cell office:value-type="float" office:value="-0.0845528">
                <text:p>-0.084552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619">
                <text:p>22619</text:p>
              </table:table-cell>
              <table:table-cell office:value-type="float" office:value="0.412195">
                <text:p>0.41219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841">
                <text:p>22841</text:p>
              </table:table-cell>
              <table:table-cell office:value-type="float" office:value="0.412195">
                <text:p>0.41219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62">
                <text:p>23062</text:p>
              </table:table-cell>
              <table:table-cell office:value-type="float" office:value="0.412195">
                <text:p>0.41219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83">
                <text:p>23283</text:p>
              </table:table-cell>
              <table:table-cell office:value-type="float" office:value="0.919511">
                <text:p>0.9195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504">
                <text:p>23504</text:p>
              </table:table-cell>
              <table:table-cell office:value-type="float" office:value="0.919511">
                <text:p>0.91951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726">
                <text:p>23726</text:p>
              </table:table-cell>
              <table:table-cell office:value-type="float" office:value="0.919511">
                <text:p>0.9195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48">
                <text:p>23948</text:p>
              </table:table-cell>
              <table:table-cell office:value-type="float" office:value="1.51138">
                <text:p>1.5113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69">
                <text:p>24169</text:p>
              </table:table-cell>
              <table:table-cell office:value-type="float" office:value="1.51138">
                <text:p>1.511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91">
                <text:p>24391</text:p>
              </table:table-cell>
              <table:table-cell office:value-type="float" office:value="1.97642">
                <text:p>1.9764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12">
                <text:p>24612</text:p>
              </table:table-cell>
              <table:table-cell office:value-type="float" office:value="1.97642">
                <text:p>1.9764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34">
                <text:p>24834</text:p>
              </table:table-cell>
              <table:table-cell office:value-type="float" office:value="1.97642">
                <text:p>1.9764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56">
                <text:p>25056</text:p>
              </table:table-cell>
              <table:table-cell office:value-type="float" office:value="2.14553">
                <text:p>2.145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77">
                <text:p>25277</text:p>
              </table:table-cell>
              <table:table-cell office:value-type="float" office:value="2.14553">
                <text:p>2.145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499">
                <text:p>25499</text:p>
              </table:table-cell>
              <table:table-cell office:value-type="float" office:value="2.02927">
                <text:p>2.02927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20">
                <text:p>25720</text:p>
              </table:table-cell>
              <table:table-cell office:value-type="float" office:value="2.02927">
                <text:p>2.029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941">
                <text:p>25941</text:p>
              </table:table-cell>
              <table:table-cell office:value-type="float" office:value="2.02927">
                <text:p>2.0292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162">
                <text:p>26162</text:p>
              </table:table-cell>
              <table:table-cell office:value-type="float" office:value="1.90244">
                <text:p>1.9024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383">
                <text:p>26383</text:p>
              </table:table-cell>
              <table:table-cell office:value-type="float" office:value="1.90244">
                <text:p>1.9024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604">
                <text:p>26604</text:p>
              </table:table-cell>
              <table:table-cell office:value-type="float" office:value="1.90244">
                <text:p>1.902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825">
                <text:p>26825</text:p>
              </table:table-cell>
              <table:table-cell office:value-type="float" office:value="1.76504">
                <text:p>1.7650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046">
                <text:p>27046</text:p>
              </table:table-cell>
              <table:table-cell office:value-type="float" office:value="1.76504">
                <text:p>1.7650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66">
                <text:p>27266</text:p>
              </table:table-cell>
              <table:table-cell office:value-type="float" office:value="1.64878">
                <text:p>1.648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488">
                <text:p>27488</text:p>
              </table:table-cell>
              <table:table-cell office:value-type="float" office:value="1.64878">
                <text:p>1.648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10">
                <text:p>27710</text:p>
              </table:table-cell>
              <table:table-cell office:value-type="float" office:value="1.64878">
                <text:p>1.648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53">
                <text:p>27953</text:p>
              </table:table-cell>
              <table:table-cell office:value-type="float" office:value="1.53252">
                <text:p>1.532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175">
                <text:p>28175</text:p>
              </table:table-cell>
              <table:table-cell office:value-type="float" office:value="1.53252">
                <text:p>1.532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397">
                <text:p>28397</text:p>
              </table:table-cell>
              <table:table-cell office:value-type="float" office:value="1.53252">
                <text:p>1.5325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18">
                <text:p>28618</text:p>
              </table:table-cell>
              <table:table-cell office:value-type="float" office:value="1.40569">
                <text:p>1.4056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39">
                <text:p>28839</text:p>
              </table:table-cell>
              <table:table-cell office:value-type="float" office:value="1.40569">
                <text:p>1.4056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060">
                <text:p>29060</text:p>
              </table:table-cell>
              <table:table-cell office:value-type="float" office:value="1.28943">
                <text:p>1.289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281">
                <text:p>29281</text:p>
              </table:table-cell>
              <table:table-cell office:value-type="float" office:value="1.28943">
                <text:p>1.2894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502">
                <text:p>29502</text:p>
              </table:table-cell>
              <table:table-cell office:value-type="float" office:value="1.28943">
                <text:p>1.289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23">
                <text:p>29723</text:p>
              </table:table-cell>
              <table:table-cell office:value-type="float" office:value="1.1626">
                <text:p>1.162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44">
                <text:p>29944</text:p>
              </table:table-cell>
              <table:table-cell office:value-type="float" office:value="1.1626">
                <text:p>1.16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65">
                <text:p>30165</text:p>
              </table:table-cell>
              <table:table-cell office:value-type="float" office:value="1.06748">
                <text:p>1.067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86">
                <text:p>30386</text:p>
              </table:table-cell>
              <table:table-cell office:value-type="float" office:value="1.06748">
                <text:p>1.0674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608">
                <text:p>30608</text:p>
              </table:table-cell>
              <table:table-cell office:value-type="float" office:value="1.06748">
                <text:p>1.0674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29">
                <text:p>30829</text:p>
              </table:table-cell>
              <table:table-cell office:value-type="float" office:value="0.961788">
                <text:p>0.96178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52">
                <text:p>31052</text:p>
              </table:table-cell>
              <table:table-cell office:value-type="float" office:value="0.961788">
                <text:p>0.96178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74">
                <text:p>31274</text:p>
              </table:table-cell>
              <table:table-cell office:value-type="float" office:value="0.961788">
                <text:p>0.96178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95">
                <text:p>31495</text:p>
              </table:table-cell>
              <table:table-cell office:value-type="float" office:value="0.877235">
                <text:p>0.87723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20">
                <text:p>31720</text:p>
              </table:table-cell>
              <table:table-cell office:value-type="float" office:value="0.877235">
                <text:p>0.8772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942">
                <text:p>31942</text:p>
              </table:table-cell>
              <table:table-cell office:value-type="float" office:value="0.771544">
                <text:p>0.77154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164">
                <text:p>32164</text:p>
              </table:table-cell>
              <table:table-cell office:value-type="float" office:value="0.771544">
                <text:p>0.7715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385">
                <text:p>32385</text:p>
              </table:table-cell>
              <table:table-cell office:value-type="float" office:value="0.771544">
                <text:p>0.7715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606">
                <text:p>32606</text:p>
              </table:table-cell>
              <table:table-cell office:value-type="float" office:value="0.686991">
                <text:p>0.68699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827">
                <text:p>32827</text:p>
              </table:table-cell>
              <table:table-cell office:value-type="float" office:value="0.686991">
                <text:p>0.6869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048">
                <text:p>33048</text:p>
              </table:table-cell>
              <table:table-cell office:value-type="float" office:value="0.686991">
                <text:p>0.6869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69">
                <text:p>33269</text:p>
              </table:table-cell>
              <table:table-cell office:value-type="float" office:value="0.613008">
                <text:p>0.6130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490">
                <text:p>33490</text:p>
              </table:table-cell>
              <table:table-cell office:value-type="float" office:value="0.613008">
                <text:p>0.61300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710">
                <text:p>33710</text:p>
              </table:table-cell>
              <table:table-cell office:value-type="float" office:value="0.549593">
                <text:p>0.54959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33">
                <text:p>33933</text:p>
              </table:table-cell>
              <table:table-cell office:value-type="float" office:value="0.549593">
                <text:p>0.54959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154">
                <text:p>34154</text:p>
              </table:table-cell>
              <table:table-cell office:value-type="float" office:value="0.549593">
                <text:p>0.54959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76">
                <text:p>34376</text:p>
              </table:table-cell>
              <table:table-cell office:value-type="float" office:value="0.486178">
                <text:p>0.48617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598">
                <text:p>34598</text:p>
              </table:table-cell>
              <table:table-cell office:value-type="float" office:value="0.486178">
                <text:p>0.4861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820">
                <text:p>34820</text:p>
              </table:table-cell>
              <table:table-cell office:value-type="float" office:value="0.486178">
                <text:p>0.48617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41">
                <text:p>35041</text:p>
              </table:table-cell>
              <table:table-cell office:value-type="float" office:value="0.422764">
                <text:p>0.42276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263">
                <text:p>35263</text:p>
              </table:table-cell>
              <table:table-cell office:value-type="float" office:value="0.422764">
                <text:p>0.42276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486">
                <text:p>35486</text:p>
              </table:table-cell>
              <table:table-cell office:value-type="float" office:value="0.359349">
                <text:p>0.3593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07">
                <text:p>35707</text:p>
              </table:table-cell>
              <table:table-cell office:value-type="float" office:value="0.359349">
                <text:p>0.35934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928">
                <text:p>35928</text:p>
              </table:table-cell>
              <table:table-cell office:value-type="float" office:value="0.359349">
                <text:p>0.3593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9">
                <text:p>36149</text:p>
              </table:table-cell>
              <table:table-cell office:value-type="float" office:value="0.317073">
                <text:p>0.31707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70">
                <text:p>36370</text:p>
              </table:table-cell>
              <table:table-cell office:value-type="float" office:value="0.317073">
                <text:p>0.31707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91">
                <text:p>36591</text:p>
              </table:table-cell>
              <table:table-cell office:value-type="float" office:value="0.264227">
                <text:p>0.26422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812">
                <text:p>36812</text:p>
              </table:table-cell>
              <table:table-cell office:value-type="float" office:value="0.264227">
                <text:p>0.2642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033">
                <text:p>37033</text:p>
              </table:table-cell>
              <table:table-cell office:value-type="float" office:value="0.264227">
                <text:p>0.26422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255">
                <text:p>37255</text:p>
              </table:table-cell>
              <table:table-cell office:value-type="float" office:value="0.221951">
                <text:p>0.22195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476">
                <text:p>37476</text:p>
              </table:table-cell>
              <table:table-cell office:value-type="float" office:value="0.221951">
                <text:p>0.2219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97">
                <text:p>37697</text:p>
              </table:table-cell>
              <table:table-cell office:value-type="float" office:value="0.221951">
                <text:p>0.22195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918">
                <text:p>37918</text:p>
              </table:table-cell>
              <table:table-cell office:value-type="float" office:value="0.169106">
                <text:p>0.16910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138">
                <text:p>38138</text:p>
              </table:table-cell>
              <table:table-cell office:value-type="float" office:value="0.169106">
                <text:p>0.16910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360">
                <text:p>38360</text:p>
              </table:table-cell>
              <table:table-cell office:value-type="float" office:value="0.137398">
                <text:p>0.1373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580">
                <text:p>38580</text:p>
              </table:table-cell>
              <table:table-cell office:value-type="float" office:value="0.137398">
                <text:p>0.13739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02">
                <text:p>38802</text:p>
              </table:table-cell>
              <table:table-cell office:value-type="float" office:value="0.137398">
                <text:p>0.13739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023">
                <text:p>39023</text:p>
              </table:table-cell>
              <table:table-cell office:value-type="float" office:value="0.11626">
                <text:p>0.116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45">
                <text:p>39245</text:p>
              </table:table-cell>
              <table:table-cell office:value-type="float" office:value="0.11626">
                <text:p>0.1162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467">
                <text:p>39467</text:p>
              </table:table-cell>
              <table:table-cell office:value-type="float" office:value="0.11626">
                <text:p>0.1162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689">
                <text:p>39689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33">
                <text:p>39933</text:p>
              </table:table-cell>
              <table:table-cell office:value-type="float" office:value="0.0951219">
                <text:p>0.095121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55">
                <text:p>40155</text:p>
              </table:table-cell>
              <table:table-cell office:value-type="float" office:value="0.0634146">
                <text:p>0.063414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377">
                <text:p>40377</text:p>
              </table:table-cell>
              <table:table-cell office:value-type="float" office:value="0.0634146">
                <text:p>0.06341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599">
                <text:p>40599</text:p>
              </table:table-cell>
              <table:table-cell office:value-type="float" office:value="0.0634146">
                <text:p>0.063414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821">
                <text:p>40821</text:p>
              </table:table-cell>
              <table:table-cell office:value-type="float" office:value="0.0422764">
                <text:p>0.04227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042">
                <text:p>41042</text:p>
              </table:table-cell>
              <table:table-cell office:value-type="float" office:value="0.0422764">
                <text:p>0.04227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263">
                <text:p>41263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484">
                <text:p>41484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705">
                <text:p>4170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926">
                <text:p>4192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589">
                <text:p>42589</text:p>
              </table:table-cell>
              <table:table-cell office:value-type="float" office:value="-0.0211382">
                <text:p>-0.021138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810">
                <text:p>42810</text:p>
              </table:table-cell>
              <table:table-cell office:value-type="float" office:value="-0.0211382">
                <text:p>-0.02113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031">
                <text:p>43031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252">
                <text:p>43252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473">
                <text:p>43473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695">
                <text:p>43695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916">
                <text:p>43916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137">
                <text:p>44137</text:p>
              </table:table-cell>
              <table:table-cell office:value-type="float" office:value="-0.0634146">
                <text:p>-0.06341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59">
                <text:p>44359</text:p>
              </table:table-cell>
              <table:table-cell office:value-type="float" office:value="-0.0845528">
                <text:p>-0.084552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581">
                <text:p>44581</text:p>
              </table:table-cell>
              <table:table-cell office:value-type="float" office:value="-0.0845528">
                <text:p>-0.08455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03">
                <text:p>44803</text:p>
              </table:table-cell>
              <table:table-cell office:value-type="float" office:value="-0.105691">
                <text:p>-0.1056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025">
                <text:p>45025</text:p>
              </table:table-cell>
              <table:table-cell office:value-type="float" office:value="-0.105691">
                <text:p>-0.1056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247">
                <text:p>45247</text:p>
              </table:table-cell>
              <table:table-cell office:value-type="float" office:value="-0.105691">
                <text:p>-0.105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469">
                <text:p>45469</text:p>
              </table:table-cell>
              <table:table-cell office:value-type="float" office:value="-0.126829">
                <text:p>-0.12682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91">
                <text:p>45691</text:p>
              </table:table-cell>
              <table:table-cell office:value-type="float" office:value="-0.126829">
                <text:p>-0.12682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913">
                <text:p>45913</text:p>
              </table:table-cell>
              <table:table-cell office:value-type="float" office:value="-0.147967">
                <text:p>-0.1479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35">
                <text:p>46135</text:p>
              </table:table-cell>
              <table:table-cell office:value-type="float" office:value="-0.147967">
                <text:p>-0.147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357">
                <text:p>46357</text:p>
              </table:table-cell>
              <table:table-cell office:value-type="float" office:value="-0.147967">
                <text:p>-0.147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580">
                <text:p>46580</text:p>
              </table:table-cell>
              <table:table-cell office:value-type="float" office:value="-0.169106">
                <text:p>-0.1691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801">
                <text:p>46801</text:p>
              </table:table-cell>
              <table:table-cell office:value-type="float" office:value="-0.169106">
                <text:p>-0.1691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022">
                <text:p>47022</text:p>
              </table:table-cell>
              <table:table-cell office:value-type="float" office:value="-0.169106">
                <text:p>-0.1691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243">
                <text:p>47243</text:p>
              </table:table-cell>
              <table:table-cell office:value-type="float" office:value="-0.169106">
                <text:p>-0.16910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464">
                <text:p>47464</text:p>
              </table:table-cell>
              <table:table-cell office:value-type="float" office:value="-0.169106">
                <text:p>-0.16910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685">
                <text:p>47685</text:p>
              </table:table-cell>
              <table:table-cell office:value-type="float" office:value="-0.190244">
                <text:p>-0.19024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906">
                <text:p>47906</text:p>
              </table:table-cell>
              <table:table-cell office:value-type="float" office:value="-0.190244">
                <text:p>-0.19024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127">
                <text:p>48127</text:p>
              </table:table-cell>
              <table:table-cell office:value-type="float" office:value="-0.190244">
                <text:p>-0.1902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348">
                <text:p>48348</text:p>
              </table:table-cell>
              <table:table-cell office:value-type="float" office:value="-0.190244">
                <text:p>-0.1902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569">
                <text:p>48569</text:p>
              </table:table-cell>
              <table:table-cell office:value-type="float" office:value="-0.190244">
                <text:p>-0.19024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790">
                <text:p>48790</text:p>
              </table:table-cell>
              <table:table-cell office:value-type="float" office:value="-0.190244">
                <text:p>-0.19024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011">
                <text:p>49011</text:p>
              </table:table-cell>
              <table:table-cell office:value-type="float" office:value="-0.211382">
                <text:p>-0.21138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232">
                <text:p>49232</text:p>
              </table:table-cell>
              <table:table-cell office:value-type="float" office:value="-0.211382">
                <text:p>-0.2113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453">
                <text:p>49453</text:p>
              </table:table-cell>
              <table:table-cell office:value-type="float" office:value="-0.211382">
                <text:p>-0.21138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74">
                <text:p>49674</text:p>
              </table:table-cell>
              <table:table-cell office:value-type="float" office:value="-0.211382">
                <text:p>-0.21138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895">
                <text:p>49895</text:p>
              </table:table-cell>
              <table:table-cell office:value-type="float" office:value="-0.211382">
                <text:p>-0.2113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116">
                <text:p>50116</text:p>
              </table:table-cell>
              <table:table-cell office:value-type="float" office:value="-0.23252">
                <text:p>-0.232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338">
                <text:p>50338</text:p>
              </table:table-cell>
              <table:table-cell office:value-type="float" office:value="-0.23252">
                <text:p>-0.2325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59">
                <text:p>50559</text:p>
              </table:table-cell>
              <table:table-cell office:value-type="float" office:value="-0.23252">
                <text:p>-0.232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780">
                <text:p>50780</text:p>
              </table:table-cell>
              <table:table-cell office:value-type="float" office:value="-0.253658">
                <text:p>-0.25365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001">
                <text:p>51001</text:p>
              </table:table-cell>
              <table:table-cell office:value-type="float" office:value="-0.253658">
                <text:p>-0.25365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252">
                <text:p>52252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473">
                <text:p>52473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694">
                <text:p>52694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915">
                <text:p>52915</text:p>
              </table:table-cell>
              <table:table-cell office:value-type="float" office:value="-0.274796">
                <text:p>-0.27479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137">
                <text:p>53137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358">
                <text:p>53358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579">
                <text:p>53579</text:p>
              </table:table-cell>
              <table:table-cell office:value-type="float" office:value="-0.274796">
                <text:p>-0.2747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03">
                <text:p>53803</text:p>
              </table:table-cell>
              <table:table-cell office:value-type="float" office:value="-0.274796">
                <text:p>-0.2747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4024">
                <text:p>54024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245">
                <text:p>54245</text:p>
              </table:table-cell>
              <table:table-cell office:value-type="float" office:value="-0.253658">
                <text:p>-0.25365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467">
                <text:p>54467</text:p>
              </table:table-cell>
              <table:table-cell office:value-type="float" office:value="-0.253658">
                <text:p>-0.25365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688">
                <text:p>54688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909">
                <text:p>54909</text:p>
              </table:table-cell>
              <table:table-cell office:value-type="float" office:value="-0.274796">
                <text:p>-0.2747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131">
                <text:p>55131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353">
                <text:p>55353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579">
                <text:p>55579</text:p>
              </table:table-cell>
              <table:table-cell office:value-type="float" office:value="-0.274796">
                <text:p>-0.27479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800">
                <text:p>55800</text:p>
              </table:table-cell>
              <table:table-cell office:value-type="float" office:value="-0.274796">
                <text:p>-0.2747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021">
                <text:p>56021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242">
                <text:p>56242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463">
                <text:p>56463</text:p>
              </table:table-cell>
              <table:table-cell office:value-type="float" office:value="-0.317073">
                <text:p>-0.31707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684">
                <text:p>56684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906">
                <text:p>56906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126">
                <text:p>57126</text:p>
              </table:table-cell>
              <table:table-cell office:value-type="float" office:value="-0.317073">
                <text:p>-0.3170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347">
                <text:p>57347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573">
                <text:p>57573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794">
                <text:p>57794</text:p>
              </table:table-cell>
              <table:table-cell office:value-type="float" office:value="-0.317073">
                <text:p>-0.31707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016">
                <text:p>58016</text:p>
              </table:table-cell>
              <table:table-cell office:value-type="float" office:value="-0.317073">
                <text:p>-0.3170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238">
                <text:p>58238</text:p>
              </table:table-cell>
              <table:table-cell office:value-type="float" office:value="-0.338211">
                <text:p>-0.33821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460">
                <text:p>58460</text:p>
              </table:table-cell>
              <table:table-cell office:value-type="float" office:value="-0.338211">
                <text:p>-0.33821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682">
                <text:p>58682</text:p>
              </table:table-cell>
              <table:table-cell office:value-type="float" office:value="-0.338211">
                <text:p>-0.33821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904">
                <text:p>58904</text:p>
              </table:table-cell>
              <table:table-cell office:value-type="float" office:value="-0.338211">
                <text:p>-0.3382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126">
                <text:p>59126</text:p>
              </table:table-cell>
              <table:table-cell office:value-type="float" office:value="-0.338211">
                <text:p>-0.3382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347">
                <text:p>59347</text:p>
              </table:table-cell>
              <table:table-cell office:value-type="float" office:value="-0.338211">
                <text:p>-0.33821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568">
                <text:p>59568</text:p>
              </table:table-cell>
              <table:table-cell office:value-type="float" office:value="-0.359349">
                <text:p>-0.35934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789">
                <text:p>59789</text:p>
              </table:table-cell>
              <table:table-cell office:value-type="float" office:value="-0.359349">
                <text:p>-0.359349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